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Roboto" svg:font-family="Roboto, N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line-through-style="none" style:text-line-through-type="none" style:font-name="Roboto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watch-url"/><text:a xlink:type="simple" xlink:href="https://youtu.be/VV6M-tY8GmI" office:target-frame-name="_blank" xlink:show="new" text:style-name="Internet_20_link" text:visited-style-name="Visited_20_Internet_20_Link"><text:span text:style-name="T1">https://youtu.be/VV6M-tY8GmI</text:span>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Roboto" svg:font-family="Roboto, N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21T10:34:34.204864297</meta:creation-date>
    <dc:date>2020-11-21T10:43:53.073516128</dc:date>
    <meta:editing-duration>PT9M20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  <meta:generator>LibreOffice/6.4.5.2$Linux_X86_64 LibreOffice_project/a726b36747cf2001e06b58ad5db1aa3a9a1872d6</meta:generator>
  </office:meta>
</office:document-meta>
</file>